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e3fff" officeooo:paragraph-rsid="000e3fff"/>
    </style:style>
    <style:style style:name="T1" style:family="text">
      <style:text-properties officeooo:rsid="000f4d6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Özet</text:h>
      <text:p text:style-name="Text_20_body"/>
      <text:p text:style-name="P1">Bu projede , yapay sinir ağlarının mimarisi genetik olarak ifade etmeye çalışıldı. Giriş sayısı,çıkış sayısı, gizli katman sinir sayıları dizisi <text:s/>ve ağırlık matrisleri olarak ifade edilmeye karar verildi. Giriş ve çıkış sayısını saklayan genler, değiştirilemeztir. Fakat bir çok gen <text:s/>(ağırlık matrisi genleri gibi) bu genlere bağımlı olduğu için, bunları da genetik olarak saklamaya ihtiyaç duyulma<text:span text:style-name="T1">kt</text:span>adır. <text:span text:style-name="T1">Bu projede farklı olarak, genlere , gen türü atamaya ihtiyaç duydum. Genler üzerinde bipolar sayı, unipolar sayı ,tam sayı, yazı ve gen dizisi saklanabilir. Gen dizisi saklanan Gen tipine kromozom adı verdim. Bu yapı sonucu Kromozomlar, kromozom türü genlere sahip olabilir. Bu genetik yapı, ağaç yapısına benzetilebilir. Bu sayede genetik olarak, veriler daha düzenli ve daha anlamlı olarak ifade edilebilmektedir. Bu yöntem, yapay sinir ağınında tamamen genetik olarak ifade edilmesini mümkün kıldı. Yani yapay sinir ağları kendi aralarında crossing over ve mutasyon geçirebilmektedir. Diğer yeni yöntem ise, genetik onarım fonksiyonu kullanmaktır. "RULE" fonksiyonu adını verdiğim bu fonksiyon, crossing over ve mutasyon sonucu bozulan yapay sinir ağı genlerini, tekrardan yapay sinir ağı oluşturabilecek şekilde onarmaktadır. Bu onarım fonksiyonu sadece yapay sinir ağlarına değil, diğer kurallı bir biçimde genlerde saklanmasına ihtiyaç duyulan objelerde kullanılabilmektedir. Ayrıca bu onarım fonksiyonuda, genetik olarak saklandığı için (yani fonksiyon değişken olarak saklandığı için), yeni kromozomlar ile sonraki nesillere aktarılabilmekted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858cm" fo:margin-right="3.49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37S</meta:editing-duration>
    <meta:editing-cycles>4</meta:editing-cycles>
    <meta:generator>LibreOffice/4.4.7.2$Windows_x86 LibreOffice_project/f3153a8b245191196a4b6b9abd1d0da16eead600</meta:generator>
    <dc:date>2016-05-16T17:32:28.603000000</dc:date>
    <meta:document-statistic meta:table-count="0" meta:image-count="0" meta:object-count="0" meta:page-count="1" meta:paragraph-count="2" meta:word-count="208" meta:character-count="1563" meta:non-whitespace-character-count="1355"/>
    <meta:user-defined meta:name="Info 1"/>
    <meta:user-defined meta:name="Info 2"/>
    <meta:user-defined meta:name="Info 3"/>
    <meta:user-defined meta:name="Info 4"/>
  </office:meta>
</office:document-meta>
</file>